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solid" draw:fill-color="#000000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1cm" svg:height="1cm" svg:x="7cm" svg:y="10.85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1cm" svg:height="1cm" svg:x="8cm" svg:y="11.85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1cm" svg:height="1cm" svg:x="9cm" svg:y="10.85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1cm" svg:height="1cm" svg:x="10cm" svg:y="11.85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1cm" svg:height="1cm" svg:x="11cm" svg:y="10.85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1cm" svg:height="1cm" svg:x="12cm" svg:y="11.85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1cm" svg:height="1cm" svg:x="13cm" svg:y="10.85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1cm" svg:height="1cm" svg:x="7cm" svg:y="12.85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1cm" svg:height="1cm" svg:x="8cm" svg:y="13.85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1cm" svg:height="1cm" svg:x="9cm" svg:y="12.85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1cm" svg:height="1cm" svg:x="10cm" svg:y="13.85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1cm" svg:height="1cm" svg:x="11cm" svg:y="12.85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1cm" svg:height="1cm" svg:x="12cm" svg:y="13.85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1cm" svg:height="1cm" svg:x="13cm" svg:y="12.85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1cm" svg:height="1cm" svg:x="7cm" svg:y="14.85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1cm" svg:height="1cm" svg:x="8cm" svg:y="15.85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1cm" svg:height="1cm" svg:x="9cm" svg:y="14.85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1cm" svg:height="1cm" svg:x="10cm" svg:y="15.85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1cm" svg:height="1cm" svg:x="11cm" svg:y="14.85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1cm" svg:height="1cm" svg:x="12cm" svg:y="15.85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1cm" svg:height="1cm" svg:x="13cm" svg:y="14.85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1cm" svg:height="1cm" svg:x="7cm" svg:y="16.85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1cm" svg:height="1cm" svg:x="8cm" svg:y="17.85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1cm" svg:height="1cm" svg:x="9cm" svg:y="16.85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1cm" svg:height="1cm" svg:x="10cm" svg:y="17.85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1cm" svg:height="1cm" svg:x="11cm" svg:y="16.85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1cm" svg:height="1cm" svg:x="12cm" svg:y="17.85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1cm" svg:height="1cm" svg:x="13cm" svg:y="16.8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7.4cm" svg:height="8.4cm" svg:x="6.8cm" svg:y="10.65cm">
            <text:p/>
            <draw:enhanced-geometry svg:viewBox="0 0 21600 21600" draw:type="rectangle" draw:enhanced-path="M 0 0 L 21600 0 21600 21600 0 21600 0 0 Z N"/>
          </draw:custom-shape>
        </draw:g>
      </draw:page>
      <draw:page draw:name="page2" draw:style-name="dp1" draw:master-page-name="Default">
        <draw:g>
          <draw:custom-shape draw:style-name="gr1" draw:text-style-name="P1" draw:layer="layout" svg:width="2cm" svg:height="2cm" svg:x="3.5cm" svg:y="6.85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2cm" svg:height="2cm" svg:x="5.5cm" svg:y="8.85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2cm" svg:height="2cm" svg:x="7.5cm" svg:y="6.85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2cm" svg:height="2cm" svg:x="9.5cm" svg:y="8.85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2cm" svg:height="2cm" svg:x="11.5cm" svg:y="6.85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2cm" svg:height="2cm" svg:x="13.5cm" svg:y="8.85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2cm" svg:height="2cm" svg:x="15.5cm" svg:y="6.85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2cm" svg:height="2cm" svg:x="3.5cm" svg:y="10.85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2cm" svg:height="2cm" svg:x="5.5cm" svg:y="12.85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2cm" svg:height="2cm" svg:x="7.5cm" svg:y="10.85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2cm" svg:height="2cm" svg:x="9.5cm" svg:y="12.85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2cm" svg:height="2cm" svg:x="11.5cm" svg:y="10.85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2cm" svg:height="2cm" svg:x="13.5cm" svg:y="12.85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2cm" svg:height="2cm" svg:x="15.5cm" svg:y="10.85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2cm" svg:height="2cm" svg:x="3.5cm" svg:y="14.85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2cm" svg:height="2cm" svg:x="5.5cm" svg:y="16.85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2cm" svg:height="2cm" svg:x="7.5cm" svg:y="14.85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2cm" svg:height="2cm" svg:x="9.5cm" svg:y="16.85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2cm" svg:height="2cm" svg:x="11.5cm" svg:y="14.85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2cm" svg:height="2cm" svg:x="13.5cm" svg:y="16.85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2cm" svg:height="2cm" svg:x="15.5cm" svg:y="14.85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2cm" svg:height="2cm" svg:x="3.5cm" svg:y="18.85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2cm" svg:height="2cm" svg:x="5.5cm" svg:y="20.85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2cm" svg:height="2cm" svg:x="7.5cm" svg:y="18.85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2cm" svg:height="2cm" svg:x="9.5cm" svg:y="20.85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2cm" svg:height="2cm" svg:x="11.5cm" svg:y="18.85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2cm" svg:height="2cm" svg:x="13.5cm" svg:y="20.85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2cm" svg:height="2cm" svg:x="15.5cm" svg:y="18.85cm">
            <text:p/>
            <draw:enhanced-geometry svg:viewBox="0 0 21600 21600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orge Araújo</meta:initial-creator>
    <meta:creation-date>2013-10-14T15:56:46</meta:creation-date>
    <dc:date>2014-10-07T12:59:44.208167977</dc:date>
    <dc:creator>Jorge Rodríguez Araújo</dc:creator>
    <meta:editing-duration>P0D</meta:editing-duration>
    <meta:editing-cycles>3</meta:editing-cycles>
    <meta:generator>LibreOffice/4.2.6.3$Linux_X86_64 LibreOffice_project/420m0$Build-3</meta:generator>
    <meta:document-statistic meta:object-count="59"/>
  </office:meta>
</office:document-meta>
</file>